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029cm" fo:min-width="3.1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83cm" fo:min-width="0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solid" draw:fill-color="#ffd320"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2.266cm" fo:min-width="11.288cm"/>
    </style:style>
    <style:style style:name="gr10" style:family="graphic" style:parent-style-name="standard">
      <style:graphic-properties draw:stroke="none" draw:fill="none" fo:min-height="1.738cm"/>
    </style:style>
    <style:style style:name="gr11" style:family="graphic" style:parent-style-name="standard">
      <style:graphic-properties draw:stroke="none" draw:fill="none" fo:min-height="1.23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subtitle">
      <style:graphic-properties draw:fill-color="#ffffff" draw:auto-grow-height="true" fo:min-height="3.81cm"/>
    </style:style>
    <style:style style:name="pr2" style:family="presentation" style:parent-style-name="Default-subtitle">
      <style:graphic-properties draw:stroke="none" draw:fill="none" fo:min-height="1.268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2.572cm"/>
    </style:style>
    <style:style style:name="P1" style:family="paragraph">
      <style:paragraph-properties fo:line-height="150%"/>
    </style:style>
    <style:style style:name="P2" style:family="paragraph">
      <style:paragraph-properties fo:line-height="150%"/>
      <style:text-properties fo:font-size="32pt"/>
    </style:style>
    <style:style style:name="P3" style:family="paragraph">
      <style:paragraph-properties fo:line-height="150%"/>
      <style:text-properties style:use-window-font-color="true" fo:font-size="26pt" fo:font-style="italic" style:font-size-asian="26pt" style:font-style-asian="italic" style:font-size-complex="26pt" style:font-style-complex="italic"/>
    </style:style>
    <style:style style:name="P4" style:family="paragraph">
      <style:paragraph-properties fo:margin-top="0.42cm" fo:margin-bottom="0.35cm" fo:line-height="150%"/>
    </style:style>
    <style:style style:name="P5" style:family="paragraph">
      <style:text-properties fo:color="#0099ff" fo:font-weight="bold" style:font-weight-asian="bold" style:font-weight-complex="bold"/>
    </style:style>
    <style:style style:name="P6" style:family="paragraph">
      <style:text-properties fo:font-weight="bold" style:font-weight-asian="bold" style:font-weight-complex="bold"/>
    </style:style>
    <style:style style:name="P7" style:family="paragraph">
      <style:text-properties fo:font-size="44pt" style:font-size-asian="44pt" style:font-size-complex="44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color="#0000ff"/>
    </style:style>
    <style:style style:name="P11" style:family="paragraph">
      <style:text-properties fo:color="#0000ff" fo:font-size="44pt" style:font-size-asian="44pt" style:font-size-complex="44pt"/>
    </style:style>
    <style:style style:name="P12" style:family="paragraph">
      <style:text-properties fo:color="#008000"/>
    </style:style>
    <style:style style:name="P13" style:family="paragraph">
      <style:text-properties fo:color="#008000" fo:font-size="44pt" style:font-size-asian="44pt" style:font-size-complex="44pt"/>
    </style:style>
    <style:style style:name="P14" style:family="paragraph">
      <style:text-properties fo:color="#ffffff" fo:font-size="58pt" fo:font-weight="bold" style:font-size-asian="58pt" style:font-weight-asian="bold" style:font-size-complex="58pt" style:font-weight-complex="bold"/>
    </style:style>
    <style:style style:name="P15" style:family="paragraph">
      <style:text-properties fo:color="#000000" fo:font-size="58pt" fo:font-weight="bold" style:font-size-asian="58pt" style:font-weight-asian="bold" style:font-size-complex="58pt" style:font-weight-complex="bold"/>
    </style:style>
    <style:style style:name="P16" style:family="paragraph">
      <style:text-properties fo:color="#008000" fo:font-size="34pt" style:font-size-asian="34pt" style:font-size-complex="34pt"/>
    </style:style>
    <style:style style:name="P17" style:family="paragraph">
      <style:paragraph-properties fo:line-height="150%" fo:text-align="center"/>
      <style:text-properties fo:font-size="70pt" style:font-size-asian="70pt" style:font-size-complex="70pt"/>
    </style:style>
    <style:style style:name="P18" style:family="paragraph">
      <style:text-properties fo:color="#ff0000"/>
    </style:style>
    <style:style style:name="P19" style:family="paragraph">
      <style:text-properties fo:color="#ff0000" fo:font-size="44pt" style:font-size-asian="44pt" style:font-size-complex="44pt"/>
    </style:style>
    <style:style style:name="P20" style:family="paragraph">
      <style:text-properties fo:color="#333333"/>
    </style:style>
    <style:style style:name="P21" style:family="paragraph">
      <style:text-properties fo:color="#333333" fo:font-size="44pt" style:font-size-asian="44pt" style:font-size-complex="44pt"/>
    </style:style>
    <style:style style:name="T1" style:family="text">
      <style:text-properties fo:font-size="32pt"/>
    </style:style>
    <style:style style:name="T2" style:family="text">
      <style:text-properties style:use-window-font-color="true" fo:font-size="26pt" fo:font-style="italic" style:font-size-asian="26pt" style:font-style-asian="italic" style:font-size-complex="26pt" style:font-style-complex="italic"/>
    </style:style>
    <style:style style:name="T3" style:family="text">
      <style:text-properties style:use-window-font-color="tru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text-line-through-style="none" fo:font-weight="bold" style:font-weight-asian="bold" style:font-weight-complex="bold"/>
    </style:style>
    <style:style style:name="T6" style:family="text">
      <style:text-properties fo:color="#ff0000" style:text-line-through-style="solid" fo:font-weight="bold" style:font-weight-asian="bold" style:font-weight-complex="bold"/>
    </style:style>
    <style:style style:name="T7" style:family="text">
      <style:text-properties fo:color="#0000ff" style:text-line-through-style="none" fo:font-weight="bold" style:font-weight-asian="bold" style:font-weight-complex="bold"/>
    </style:style>
    <style:style style:name="T8" style:family="text">
      <style:text-properties fo:font-size="44pt" style:font-size-asian="44pt" style:font-size-complex="44pt"/>
    </style:style>
    <style:style style:name="T9" style:family="text">
      <style:text-properties fo:color="#0000ff" fo:font-size="44pt" style:font-size-asian="44pt" style:font-size-complex="44pt"/>
    </style:style>
    <style:style style:name="T10" style:family="text">
      <style:text-properties fo:color="#008000" fo:font-size="44pt" style:font-size-asian="44pt" style:font-size-complex="44pt"/>
    </style:style>
    <style:style style:name="T11" style:family="text">
      <style:text-properties fo:color="#ffffff" fo:font-size="58pt" fo:font-weight="bold" style:font-size-asian="58pt" style:font-weight-asian="bold" style:font-size-complex="58pt" style:font-weight-complex="bold"/>
    </style:style>
    <style:style style:name="T12" style:family="text">
      <style:text-properties fo:color="#008000" fo:font-size="34pt" style:font-size-asian="34pt" style:font-size-complex="34pt"/>
    </style:style>
    <style:style style:name="T13" style:family="text">
      <style:text-properties fo:font-size="70pt" style:font-size-asian="70pt" style:font-size-complex="70pt"/>
    </style:style>
    <style:style style:name="T14" style:family="text">
      <style:text-properties fo:font-size="48pt" style:font-size-asian="48pt" style:font-size-complex="48pt"/>
    </style:style>
    <style:style style:name="T15" style:family="text">
      <style:text-properties fo:color="#ff0000" fo:font-size="44pt" style:font-size-asian="44pt" style:font-size-complex="44pt"/>
    </style:style>
    <style:style style:name="T16" style:family="text">
      <style:text-properties fo:color="#333333"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draw:frame presentation:style-name="pr3" draw:text-style-name="P5" draw:layer="layout" svg:width="27.991cm" svg:height="6.077cm" svg:x="0.001cm" svg:y="2.322cm" presentation:class="title" presentation:user-transformed="true">
          <draw:text-box>
            <text:p text:style-name="P4"><text:span text:style-name="T3">3D magnetic inversion by planting anomalous</text:span><text:span text:style-name="T4"> </text:span><text:span text:style-name="T5">densities</text:span><text:span text:style-name="T4"><text:line-break/></text:span><text:span text:style-name="T4"/></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6">densities</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59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6" draw:layer="layout" svg:width="27.991cm" svg:height="6.077cm" svg:x="0cm" svg:y="2.321cm" presentation:class="title" presentation:user-transformed="true">
          <draw:text-box>
            <text:p text:style-name="P4"><text:span text:style-name="T3">3D magnetic inversion by planting anomalous</text:span><text:span text:style-name="T4"> </text:span><text:span text:style-name="T7">magnetization</text:span><text:span text:style-name="T4"><text:line-break/></text:span><text:span text:style-name="T4"/></text:p>
          </draw:text-box>
        </draw:frame>
        <draw:frame presentation:style-name="pr1" draw:text-style-name="P2" draw:layer="layout" svg:width="24.631cm" svg:height="3.81cm" svg:x="1.68cm" svg:y="8.028cm" presentation:class="subtitle" presentation:user-transformed="true">
          <draw:text-box>
            <text:p text:style-name="P1"><text:span text:style-name="T1">Leonardo Uieda</text:span></text:p>
            <text:p text:style-name="P1"><text:span text:style-name="T1">Valéria C. F. Barbosa</text:span></text:p>
          </draw:text-box>
        </draw:frame>
        <draw:frame presentation:style-name="pr2" draw:text-style-name="P3" draw:layer="layout" svg:width="15.539cm" svg:height="1.268cm" svg:x="6.56cm" svg:y="12.956cm">
          <draw:text-box>
            <text:p text:style-name="P1"><text:span text:style-name="T2">Observatório Nacional - Brazil</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5.191cm" svg:height="3.507cm" svg:x="1.399cm" svg:y="0.837cm" presentation:class="title" presentation:user-transformed="true">
          <draw:text-box>
            <text:p text:style-name="P7"><text:span text:style-name="T8">(Short) History of planting inversion</text:span></text:p>
          </draw:text-box>
        </draw:frame>
        <draw:frame presentation:style-name="pr6" draw:layer="layout" svg:width="24.631cm" svg:height="12.183cm" svg:x="1.399cm" svg:y="5.315cm" presentation:class="outline" presentation:user-transformed="true">
          <draw:text-box>
            <text:list text:style-name="L2">
              <text:list-item>
                <text:p>Uieda and Barbosa (early 2012)</text:p>
              </text:list-item>
              <text:list-item>
                <text:p>For gravity and gradients</text:p>
              </text:list-item>
              <text:list-item>
                <text:p>Deal with computational difficulties</text:p>
                <text:list>
                  <text:list-item>
                    <text:p>A lot of data</text:p>
                  </text:list-item>
                  <text:list-item>
                    <text:p>Large meshes</text:p>
                  </text:list-item>
                </text:list>
              </text:list-item>
              <text:list-item>
                <text:p>Input geologic information</text:p>
              </text:list-item>
              <text:list-item>
                <text:p>Improvements at SEG 2012</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3" draw:text-style-name="P9" draw:layer="layout" svg:width="2.894cm" svg:height="1.517cm" svg:x="16.002cm" svg:y="7.112cm">
          <draw:text-box>
            <text:p/>
          </draw:text-box>
        </draw:frame>
        <draw:frame draw:style-name="gr4" draw:text-style-name="P11" draw:layer="layout" svg:width="6.115cm" svg:height="1.987cm" svg:x="12.985cm" svg:y="6.642cm">
          <draw:text-box>
            <text:p text:style-name="P10"><text:span text:style-name="T9">the data</text:span></text:p>
          </draw:text-box>
        </draw:frame>
        <draw:frame draw:style-name="gr5" draw:text-style-name="P13" draw:layer="layout" svg:width="7.241cm" svg:height="1.987cm" svg:x="14.832cm" svg:y="13.707cm">
          <draw:text-box>
            <text:p text:style-name="P12"><text:span text:style-name="T10">the seeds</text:span></text:p>
          </draw:text-box>
        </draw:frame>
        <draw:line draw:style-name="gr6" draw:text-style-name="P8" draw:layer="layout" svg:x1="14.732cm" svg:y1="14.732cm" svg:x2="9.652cm" svg:y2="13.462cm">
          <text:p/>
        </draw:line>
        <draw:line draw:style-name="gr6" draw:text-style-name="P8" draw:layer="layout" svg:x1="14.732cm" svg:y1="14.732cm" svg:x2="5.08cm" svg:y2="13.462cm">
          <text:p/>
        </draw:lin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presentation:style-name="pr3" draw:layer="layout" svg:width="25.191cm" svg:height="3.507cm" svg:x="1.399cm" svg:y="0.838cm" presentation:class="title" presentation:user-transformed="true">
          <draw:text-box>
            <text:p>In a nutshell</text:p>
          </draw:text-box>
        </draw:frame>
        <draw:frame draw:style-name="gr2" draw:text-style-name="P8" draw:layer="layout" svg:width="12.699cm" svg:height="12.699cm" svg:x="0.762cm" svg:y="1.78cm">
          <draw:image xlink:href="../fig/equation-data.png" xlink:type="simple" xlink:show="embed" xlink:actuate="onLoad">
            <text:p/>
          </draw:image>
        </draw:frame>
        <draw:frame draw:style-name="gr2" draw:text-style-name="P8" draw:layer="layout" svg:width="15.24cm" svg:height="9.042cm" svg:x="-0.254cm" svg:y="10.669cm">
          <draw:image xlink:href="../fig/equations-seeds.png" xlink:type="simple" xlink:show="embed" xlink:actuate="onLoad">
            <text:p/>
          </draw:image>
        </draw:frame>
        <draw:custom-shape draw:style-name="gr7" draw:text-style-name="P8" draw:layer="layout" svg:width="25.239cm" svg:height="18.826cm" svg:x="1.685cm" svg:y="0.98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8" draw:layer="layout" svg:width="19.447cm" svg:height="14.481cm" svg:x="4.374cm" svg:y="3.2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5" draw:layer="layout" svg:width="14.472cm" svg:height="2.533cm" draw:transform="rotate (0.497942435593982) translate (7.92cm 12.761cm)">
          <draw:text-box>
            <text:p text:style-name="P14"><text:span text:style-name="T11">INVERSION</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3" draw:layer="layout" svg:width="25.191cm" svg:height="3.507cm" svg:x="1.399cm" svg:y="0.837cm" presentation:class="title" presentation:user-transformed="true">
          <draw:text-box>
            <text:p>In a nutshell</text:p>
          </draw:text-box>
        </draw:frame>
        <draw:frame draw:style-name="gr2" draw:text-style-name="P8" draw:layer="layout" svg:width="12.699cm" svg:height="12.699cm" svg:x="0.762cm" svg:y="1.779cm">
          <draw:image xlink:href="../fig/equation-data.png" xlink:type="simple" xlink:show="embed" xlink:actuate="onLoad">
            <text:p/>
          </draw:image>
        </draw:frame>
        <draw:frame draw:style-name="gr2" draw:text-style-name="P8" draw:layer="layout" svg:width="15.24cm" svg:height="9.042cm" svg:x="13.616cm" svg:y="10.922cm">
          <draw:image xlink:href="../fig/equations-result.png" xlink:type="simple" xlink:show="embed" xlink:actuate="onLoad">
            <text:p/>
          </draw:image>
        </draw:frame>
        <draw:frame draw:style-name="gr2" draw:text-style-name="P8" draw:layer="layout" svg:width="15.24cm" svg:height="9.042cm" svg:x="-0.254cm" svg:y="10.668cm">
          <draw:image xlink:href="../fig/equations-seeds.png" xlink:type="simple" xlink:show="embed" xlink:actuate="onLoad">
            <text:p/>
          </draw:image>
        </draw:frame>
        <draw:frame draw:style-name="gr2" draw:text-style-name="P8" draw:layer="layout" svg:width="12.699cm" svg:height="12.699cm" svg:x="14.379cm" svg:y="1.724cm">
          <draw:image xlink:href="../fig/equation-fit.png" xlink:type="simple" xlink:show="embed" xlink:actuate="onLoad">
            <text:p/>
          </draw:image>
        </draw:frame>
        <draw:frame draw:style-name="gr10" draw:text-style-name="P12" draw:layer="layout" svg:width="6.858cm" svg:height="1.988cm" svg:x="15.24cm" svg:y="18.288cm">
          <draw:text-box>
            <text:p text:style-name="P12"><text:span text:style-name="T10">estimate!</text:span></text:p>
          </draw:text-box>
        </draw:frame>
        <draw:frame draw:style-name="gr4" draw:text-style-name="P11" draw:layer="layout" svg:width="2.923cm" svg:height="1.987cm" svg:x="19.742cm" svg:y="2.077cm">
          <draw:text-box>
            <text:p text:style-name="P10"><text:span text:style-name="T9">fits!</text:span></text:p>
          </draw:text-box>
        </draw:frame>
        <draw:frame draw:style-name="gr11" draw:text-style-name="P16" draw:layer="layout" svg:width="6.096cm" svg:height="1.589cm" svg:x="21.895cm" svg:y="18.488cm">
          <draw:text-box>
            <text:p text:style-name="P16"><text:span text:style-name="T12">(&lt; 1 min)</text:span></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2" draw:text-style-name="P17" draw:layer="layout" svg:width="28.702cm" svg:height="5.849cm" svg:x="-0.356cm" svg:y="7.618cm">
          <draw:text-box>
            <text:p text:style-name="P17"><text:span text:style-name="T13">Behind the scenes</text:span></text:p>
            <text:p text:style-name="P17"><text:span text:style-name="T14">(AKA, Methodology)</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 draw:text-style-name="P8" draw:layer="layout" svg:width="23.819cm" svg:height="21.005cm" svg:x="2.086cm" svg:y="0.001cm">
          <draw:image xlink:href="../growth-anim/model.png" xlink:type="simple" xlink:show="embed" xlink:actuate="onLoad">
            <text:p/>
          </draw:image>
        </draw:frame>
        <draw:line draw:style-name="gr13" draw:text-style-name="P8" draw:layer="layout" svg:x1="7.874cm" svg:y1="7.112cm" svg:x2="11.43cm" svg:y2="6.096cm">
          <text:p/>
        </draw:line>
        <draw:frame draw:style-name="gr4" draw:text-style-name="P11" draw:layer="layout" svg:width="6.115cm" svg:height="1.987cm" svg:x="1.759cm" svg:y="5.887cm">
          <draw:text-box>
            <text:p text:style-name="P10"><text:span text:style-name="T9">the data</text:span></text:p>
          </draw:text-box>
        </draw:frame>
        <draw:line draw:style-name="gr13" draw:text-style-name="P8" draw:layer="layout" svg:x1="17.018cm" svg:y1="10.16cm" svg:x2="14.224cm" svg:y2="14.732cm">
          <text:p/>
        </draw:line>
        <draw:frame draw:style-name="gr4" draw:text-style-name="P19" draw:layer="layout" svg:width="7.233cm" svg:height="1.987cm" svg:x="14.224cm" svg:y="8.382cm">
          <draw:text-box>
            <text:p text:style-name="P18"><text:span text:style-name="T15">the “truth”</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8" draw:layer="layout" svg:width="23.819cm" svg:height="21.005cm" svg:x="2.086cm" svg:y="0.001cm">
          <draw:image xlink:href="../growth-anim/seed.png" xlink:type="simple" xlink:show="embed" xlink:actuate="onLoad">
            <text:p/>
          </draw:image>
        </draw:frame>
        <draw:line draw:style-name="gr13" draw:text-style-name="P8" draw:layer="layout" svg:x1="17.018cm" svg:y1="10.16cm" svg:x2="14.224cm" svg:y2="13.97cm">
          <text:p/>
        </draw:line>
        <draw:frame draw:style-name="gr4" draw:text-style-name="P13" draw:layer="layout" svg:width="6.463cm" svg:height="1.987cm" svg:x="14.224cm" svg:y="8.382cm">
          <draw:text-box>
            <text:p text:style-name="P12"><text:span text:style-name="T10">the seed</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 draw:text-style-name="P8" draw:layer="layout" svg:width="23.819cm" svg:height="21.005cm" svg:x="2.086cm" svg:y="0.001cm">
          <draw:image xlink:href="../growth-anim/predicted.png" xlink:type="simple" xlink:show="embed" xlink:actuate="onLoad">
            <text:p/>
          </draw:image>
        </draw:frame>
        <draw:line draw:style-name="gr13" draw:text-style-name="P8" draw:layer="layout" svg:x1="20.32cm" svg:y1="9.353cm" svg:x2="19.304cm" svg:y2="10.668cm">
          <text:p/>
        </draw:line>
        <draw:frame draw:style-name="gr4" draw:text-style-name="P21" draw:layer="layout" svg:width="12.94cm" svg:height="1.987cm" svg:x="13.73cm" svg:y="7.366cm">
          <draw:text-box>
            <text:p text:style-name="P20"><text:span text:style-name="T16">the predicted data</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2" draw:text-style-name="P8" draw:layer="layout" svg:width="23.819cm" svg:height="21.005cm" svg:x="2.086cm" svg:y="0.001cm">
          <draw:image xlink:href="../growth-anim/neighbors.png" xlink:type="simple" xlink:show="embed" xlink:actuate="onLoad">
            <text:p/>
          </draw:image>
        </draw:frame>
        <draw:line draw:style-name="gr13" draw:text-style-name="P8" draw:layer="layout" svg:x1="9.652cm" svg:y1="9.398cm" svg:x2="13.97cm" svg:y2="13.462cm">
          <text:p/>
        </draw:line>
        <draw:frame draw:style-name="gr4" draw:text-style-name="P21" draw:layer="layout" svg:width="9.917cm" svg:height="1.987cm" svg:x="4.256cm" svg:y="7.411cm">
          <draw:text-box>
            <text:p text:style-name="P20"><text:span text:style-name="T16">the neighbors</text:span></text:p>
          </draw:text-box>
        </draw:frame>
        <draw:line draw:style-name="gr13" draw:text-style-name="P8" draw:layer="layout" svg:x1="9.652cm" svg:y1="9.398cm" svg:x2="13.462cm" svg:y2="13.97cm">
          <text:p/>
        </draw:line>
        <presentation:notes draw:style-name="dp2">
          <office:forms form:automatic-focus="false" form:apply-design-mode="false"/>
          <draw:page-thumbnail draw:style-name="gr1"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 draw:text-style-name="P8" draw:layer="layout" svg:width="23.819cm" svg:height="21.005cm" svg:x="2.086cm" svg:y="0.001cm">
          <draw:image xlink:href="../growth-anim/frame00000001.png" xlink:type="simple" xlink:show="embed" xlink:actuate="onLoad">
            <text:p/>
          </draw:image>
        </draw:frame>
        <draw:frame draw:style-name="gr4" draw:text-style-name="P13" draw:layer="layout" svg:width="6.031cm" svg:height="1.987cm" svg:x="17.018cm" svg:y="18.288cm">
          <draw:text-box>
            <text:p text:style-name="P12"><text:span text:style-name="T10">the best</text:span></text:p>
          </draw:text-box>
        </draw:frame>
        <draw:line draw:style-name="gr13" draw:text-style-name="P8" draw:layer="layout" svg:x1="19.304cm" svg:y1="18.542cm" svg:x2="14.045cm" svg:y2="14.58cm">
          <text:p/>
        </draw:line>
        <draw:line draw:style-name="gr13" draw:text-style-name="P8" draw:layer="layout" svg:x1="20.32cm" svg:y1="9.353cm" svg:x2="19.304cm" svg:y2="10.668cm">
          <text:p/>
        </draw:line>
        <draw:frame draw:style-name="gr4" draw:text-style-name="P21" draw:layer="layout" svg:width="12.766cm" svg:height="1.987cm" svg:x="13.73cm" svg:y="7.366cm">
          <draw:text-box>
            <text:p text:style-name="P20"><text:span text:style-name="T16">the new predicted</text:span></text:p>
          </draw:text-box>
        </draw:frame>
        <draw:line draw:style-name="gr13" draw:text-style-name="P8" draw:layer="layout" svg:x1="14.478cm" svg:y1="18.333cm" svg:x2="14.045cm" svg:y2="15.24cm">
          <text:p/>
        </draw:line>
        <draw:frame draw:style-name="gr4" draw:text-style-name="P21" draw:layer="layout" svg:width="13.198cm" svg:height="1.987cm" svg:x="4.064cm" svg:y="18.333cm">
          <draw:text-box>
            <text:p text:style-name="P20"><text:span text:style-name="T16">the new neighbors</text:span></text:p>
          </draw:text-box>
        </draw:frame>
        <draw:line draw:style-name="gr13" draw:text-style-name="P8" draw:layer="layout" svg:x1="14.478cm" svg:y1="18.333cm" svg:x2="14.637cm" svg:y2="14.693cm">
          <text:p/>
        </draw:line>
        <draw:line draw:style-name="gr13" draw:text-style-name="P8" draw:layer="layout" svg:x1="14.478cm" svg:y1="18.333cm" svg:x2="13.651cm" svg:y2="14.636cm">
          <text:p/>
        </draw:line>
        <presentation:notes draw:style-name="dp2">
          <office:forms form:automatic-focus="false" form:apply-design-mode="false"/>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2" draw:text-style-name="P8" draw:layer="layout" svg:width="23.819cm" svg:height="21.005cm" svg:x="2.086cm" svg:y="0.001cm">
          <draw:image xlink:href="../growth-anim/frame0000000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 draw:text-style-name="P8" draw:layer="layout" svg:width="23.819cm" svg:height="21.005cm" svg:x="2.086cm" svg:y="0.001cm">
          <draw:image xlink:href="../growth-anim/frame0000000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2" draw:text-style-name="P8" draw:layer="layout" svg:width="23.819cm" svg:height="21.005cm" svg:x="2.086cm" svg:y="0.001cm">
          <draw:image xlink:href="../growth-anim/frame000000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2" draw:text-style-name="P8" draw:layer="layout" svg:width="23.819cm" svg:height="21.005cm" svg:x="2.086cm" svg:y="0.001cm">
          <draw:image xlink:href="../growth-anim/frame0000000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8" draw:layer="layout" svg:width="23.819cm" svg:height="21.005cm" svg:x="2.086cm" svg:y="0.001cm">
          <draw:image xlink:href="../growth-anim/frame0000000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2" draw:text-style-name="P8" draw:layer="layout" svg:width="23.819cm" svg:height="21.005cm" svg:x="2.086cm" svg:y="0.001cm">
          <draw:image xlink:href="../growth-anim/frame0000000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8" draw:layer="layout" svg:width="23.819cm" svg:height="21.005cm" svg:x="2.086cm" svg:y="0.001cm">
          <draw:image xlink:href="../growth-anim/frame0000001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2" draw:text-style-name="P8" draw:layer="layout" svg:width="23.819cm" svg:height="21.005cm" svg:x="2.086cm" svg:y="0.001cm">
          <draw:image xlink:href="../growth-anim/frame0000001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8" draw:layer="layout" svg:width="23.819cm" svg:height="21.005cm" svg:x="2.086cm" svg:y="0.001cm">
          <draw:image xlink:href="../growth-anim/frame0000001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2" draw:text-style-name="P8" draw:layer="layout" svg:width="23.819cm" svg:height="21.005cm" svg:x="2.086cm" svg:y="0.001cm">
          <draw:image xlink:href="../growth-anim/frame0000001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2" draw:text-style-name="P8" draw:layer="layout" svg:width="23.819cm" svg:height="21.005cm" svg:x="2.086cm" svg:y="0.001cm">
          <draw:image xlink:href="../growth-anim/frame0000001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2" draw:text-style-name="P8" draw:layer="layout" svg:width="23.819cm" svg:height="21.005cm" svg:x="2.086cm" svg:y="0.001cm">
          <draw:image xlink:href="../growth-anim/frame0000002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2" draw:text-style-name="P8" draw:layer="layout" svg:width="23.819cm" svg:height="21.005cm" svg:x="2.086cm" svg:y="0.001cm">
          <draw:image xlink:href="../growth-anim/frame0000002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 draw:text-style-name="P8" draw:layer="layout" svg:width="23.819cm" svg:height="21.005cm" svg:x="2.086cm" svg:y="0.001cm">
          <draw:image xlink:href="../growth-anim/frame00000032.png" xlink:type="simple" xlink:show="embed" xlink:actuate="onLoad">
            <text:p/>
          </draw:image>
        </draw:frame>
        <draw:line draw:style-name="gr13" draw:text-style-name="P8" draw:layer="layout" svg:x1="15.58cm" svg:y1="8.636cm" svg:x2="13.462cm" svg:y2="9.652cm">
          <text:p/>
        </draw:line>
        <draw:frame draw:style-name="gr4" draw:text-style-name="P21" draw:layer="layout" svg:width="11.559cm" svg:height="1.987cm" svg:x="15.501cm" svg:y="7.466cm">
          <draw:text-box>
            <text:p text:style-name="P20"><text:span text:style-name="T16">the same shape</text:span></text:p>
          </draw:text-box>
        </draw:frame>
        <draw:line draw:style-name="gr13" draw:text-style-name="P8" draw:layer="layout" svg:x1="15.58cm" svg:y1="8.636cm" svg:x2="13.294cm" svg:y2="7.112cm">
          <text:p/>
        </draw:line>
        <presentation:notes draw:style-name="dp2">
          <office:forms form:automatic-focus="false" form:apply-design-mode="false"/>
          <draw:page-thumbnail draw:style-name="gr1"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 draw:text-style-name="P8" draw:layer="layout" svg:width="23.819cm" svg:height="21.005cm" svg:x="2.086cm" svg:y="0.001cm">
          <draw:image xlink:href="../growth-anim/frame00000050.png" xlink:type="simple" xlink:show="embed" xlink:actuate="onLoad">
            <text:p/>
          </draw:image>
        </draw:frame>
        <draw:line draw:style-name="gr13" draw:text-style-name="P8" draw:layer="layout" svg:x1="16.51cm" svg:y1="18.542cm" svg:x2="14.986cm" svg:y2="16.764cm">
          <text:p/>
        </draw:line>
        <draw:frame draw:style-name="gr4" draw:text-style-name="P21" draw:layer="layout" svg:width="9.485cm" svg:height="1.987cm" svg:x="14.391cm" svg:y="18.288cm">
          <draw:text-box>
            <text:p text:style-name="P20"><text:span text:style-name="T16">the fattening </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8" draw:layer="layout" svg:width="23.819cm" svg:height="21.005cm" svg:x="2.086cm" svg:y="0.001cm">
          <draw:image xlink:href="../growth-anim/frame00000070.png" xlink:type="simple" xlink:show="embed" xlink:actuate="onLoad">
            <text:p/>
          </draw:image>
        </draw:frame>
        <draw:line draw:style-name="gr13" draw:text-style-name="P8" draw:layer="layout" svg:x1="16.511cm" svg:y1="18.543cm" svg:x2="14.987cm" svg:y2="16.765cm">
          <text:p/>
        </draw:line>
        <draw:frame draw:style-name="gr4" draw:text-style-name="P21" draw:layer="layout" svg:width="9.485cm" svg:height="1.987cm" svg:x="14.392cm" svg:y="18.289cm">
          <draw:text-box>
            <text:p text:style-name="P20"><text:span text:style-name="T16">the fattening </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 draw:text-style-name="P8" draw:layer="layout" svg:width="23.819cm" svg:height="21.005cm" svg:x="2.086cm" svg:y="0.001cm">
          <draw:image xlink:href="../growth-anim/frame00000100.png" xlink:type="simple" xlink:show="embed" xlink:actuate="onLoad">
            <text:p/>
          </draw:image>
        </draw:frame>
        <draw:line draw:style-name="gr13" draw:text-style-name="P8" draw:layer="layout" svg:x1="16.511cm" svg:y1="18.543cm" svg:x2="14.987cm" svg:y2="16.765cm">
          <text:p/>
        </draw:line>
        <draw:frame draw:style-name="gr4" draw:text-style-name="P21" draw:layer="layout" svg:width="9.485cm" svg:height="1.987cm" svg:x="14.392cm" svg:y="18.289cm">
          <draw:text-box>
            <text:p text:style-name="P20"><text:span text:style-name="T16">the fattening </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 draw:text-style-name="P8" draw:layer="layout" svg:width="23.819cm" svg:height="21.005cm" svg:x="2.086cm" svg:y="0.001cm">
          <draw:image xlink:href="../growth-anim/frame0000020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 draw:text-style-name="P8" draw:layer="layout" svg:width="23.819cm" svg:height="21.005cm" svg:x="2.086cm" svg:y="0.001cm">
          <draw:image xlink:href="../growth-anim/frame0000030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 draw:text-style-name="P8" draw:layer="layout" svg:width="23.819cm" svg:height="21.005cm" svg:x="2.086cm" svg:y="0.001cm">
          <draw:image xlink:href="../growth-anim/frame0000040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 draw:text-style-name="P8" draw:layer="layout" svg:width="23.819cm" svg:height="21.005cm" svg:x="2.086cm" svg:y="0.001cm">
          <draw:image xlink:href="../growth-anim/frame0000050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7"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 draw:text-style-name="P8" draw:layer="layout" svg:width="23.819cm" svg:height="21.005cm" svg:x="2.086cm" svg:y="0.001cm">
          <draw:image xlink:href="../growth-anim/final.png" xlink:type="simple" xlink:show="embed" xlink:actuate="onLoad">
            <text:p/>
          </draw:image>
        </draw:frame>
        <draw:line draw:style-name="gr13" draw:text-style-name="P8" draw:layer="layout" svg:x1="14.224cm" svg:y1="18.542cm" svg:x2="14.732cm" svg:y2="17.018cm">
          <text:p/>
        </draw:line>
        <draw:frame draw:style-name="gr4" draw:text-style-name="P13" draw:layer="layout" svg:width="12.169cm" svg:height="1.987cm" svg:x="8.382cm" svg:y="18.289cm">
          <draw:text-box>
            <text:p text:style-name="P12"><text:span text:style-name="T10">the final solution </text:span></text:p>
          </draw:text-box>
        </draw:frame>
        <draw:line draw:style-name="gr13" draw:text-style-name="P8" draw:layer="layout" svg:x1="19.58cm" svg:y1="8.636cm" svg:x2="17.462cm" svg:y2="9.652cm">
          <text:p/>
        </draw:line>
        <draw:frame draw:style-name="gr4" draw:text-style-name="P11" draw:layer="layout" svg:width="2.923cm" svg:height="1.987cm" svg:x="19.601cm" svg:y="7.466cm">
          <draw:text-box>
            <text:p text:style-name="P10"><text:span text:style-name="T9">fits!</text:span></text:p>
          </draw:text-box>
        </draw:frame>
        <draw:line draw:style-name="gr13" draw:text-style-name="P8" draw:layer="layout" svg:x1="19.58cm" svg:y1="8.636cm" svg:x2="17.294cm" svg:y2="7.112cm">
          <text:p/>
        </draw:line>
        <presentation:notes draw:style-name="dp2">
          <office:forms form:automatic-focus="false" form:apply-design-mode="false"/>
          <draw:page-thumbnail draw:style-name="gr1" draw:layer="layout" svg:width="13.968cm" svg:height="10.476cm" svg:x="3.81cm" svg:y="2.123cm" draw:page-number="35"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50%"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Droid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50%"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line-height="150%"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line-height="150%"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line-height="150%"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line-height="150%"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line-height="150%"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eonardo Uieda</meta:initial-creator>
    <meta:creation-date>2013-05-06T17:26:02</meta:creation-date>
    <dc:date>2013-05-09T20:51:34</dc:date>
    <dc:creator>Leonardo Uieda</dc:creator>
    <meta:editing-duration>PT5H8M34S</meta:editing-duration>
    <meta:editing-cycles>36</meta:editing-cycles>
    <meta:generator>LibreOffice/3.5$Linux_X86_64 LibreOffice_project/350m1$Build-2</meta:generator>
    <meta:document-statistic meta:object-count="185"/>
  </office:meta>
</office:document-meta>
</file>